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82cm"/>
    </style:style>
    <style:style style:name="co3" style:family="table-column">
      <style:table-column-properties fo:break-before="auto" style:column-width="6.537cm"/>
    </style:style>
    <style:style style:name="co4" style:family="table-column">
      <style:table-column-properties fo:break-before="auto" style:column-width="4.68cm"/>
    </style:style>
    <style:style style:name="co5" style:family="table-column">
      <style:table-column-properties fo:break-before="auto" style:column-width="6.091cm"/>
    </style:style>
    <style:style style:name="co6" style:family="table-column">
      <style:table-column-properties fo:break-before="auto" style:column-width="6.981cm"/>
    </style:style>
    <style:style style:name="co7" style:family="table-column">
      <style:table-column-properties fo:break-before="auto" style:column-width="7.773cm"/>
    </style:style>
    <style:style style:name="co8" style:family="table-column">
      <style:table-column-properties fo:break-before="auto" style:column-width="3.367cm"/>
    </style:style>
    <style:style style:name="co9" style:family="table-column">
      <style:table-column-properties fo:break-before="auto" style:column-width="0.893cm"/>
    </style:style>
    <style:style style:name="co10" style:family="table-column">
      <style:table-column-properties fo:break-before="auto" style:column-width="4.011cm"/>
    </style:style>
    <style:style style:name="co11" style:family="table-column">
      <style:table-column-properties fo:break-before="auto" style:column-width="4.159cm"/>
    </style:style>
    <style:style style:name="co12" style:family="table-column">
      <style:table-column-properties fo:break-before="auto" style:column-width="1.98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font-weight="bold" style:font-name-asian="WenQuanYi Micro Hei" style:font-weight-asian="bold" style:font-name-complex="Lohit Hindi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/>
      <table:table table:name="SSD" table:style-name="ta1">
        <table:shapes>
          <draw:frame draw:z-index="0" draw:style-name="gr1" svg:width="12.424cm" svg:height="8.382cm" svg:x="17.088cm" svg:y="0.552cm">
            <draw:object draw:notify-on-update-of-ranges="SSD.A2:SSD.A2 SSD.A3:SSD.A7 SSD.C2:SSD.C2 SSD.C3:SSD.C7 SSD.D2:SSD.D2 SSD.D3:SSD.D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2.424cm" svg:height="8.382cm" svg:x="17.088cm" svg:y="9.964cm">
            <draw:object draw:notify-on-update-of-ranges="SSD.A3:SSD.A7 SSD.C2:SSD.C2 SSD.C11:SSD.C15 SSD.D2:SSD.D2 SSD.D11:SSD.D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2.424cm" svg:height="8.382cm" svg:x="17.012cm" svg:y="19.374cm">
            <draw:object draw:notify-on-update-of-ranges="SSD.A3:SSD.A7 SSD.C2:SSD.C2 SSD.C19:SSD.C23 SSD.D2:SSD.D2 SSD.D19:SSD.D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ce1" office:value-type="string">
            <text:p>Most User Mentioned</text:p>
          </table:table-cell>
          <table:table-cell table:number-columns-repeated="5"/>
        </table:table-row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<text:s/>objects</text:p>
          </table:table-cell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904861">
            <text:p>15904861</text:p>
          </table:table-cell>
          <table:table-cell office:value-type="float" office:value="28.398933">
            <text:p>28.398933</text:p>
          </table:table-cell>
          <table:table-cell office:value-type="float" office:value="6.5536">
            <text:p>6.553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04861">
            <text:p>15904861</text:p>
          </table:table-cell>
          <table:table-cell office:value-type="float" office:value="21.845333">
            <text:p>21.845333</text:p>
          </table:table-cell>
          <table:table-cell office:value-type="float" office:value="6.5536">
            <text:p>6.553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904861">
            <text:p>15904861</text:p>
          </table:table-cell>
          <table:table-cell office:value-type="float" office:value="21.845333">
            <text:p>21.845333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904861">
            <text:p>15904861</text:p>
          </table:table-cell>
          <table:table-cell office:value-type="float" office:value="21.845333">
            <text:p>21.845333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904861">
            <text:p>15904861</text:p>
          </table:table-cell>
          <table:table-cell office:value-type="float" office:value="24.029867">
            <text:p>24.029867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>
            <text:p>Most Hashed-Tag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.137066">
            <text:p>37.137066</text:p>
          </table:table-cell>
          <table:table-cell office:value-type="float" office:value="10.922667">
            <text:p>10.9226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.583467">
            <text:p>30.583467</text:p>
          </table:table-cell>
          <table:table-cell office:value-type="float" office:value="10.922667">
            <text:p>10.9226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.583467">
            <text:p>30.583467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.583467">
            <text:p>30.583467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.583467">
            <text:p>30.583467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>
            <text:p>Most Shared UR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.1072">
            <text:p>13.1072</text:p>
          </table:table-cell>
          <table:table-cell office:value-type="float" office:value="6.5536">
            <text:p>6.55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.291734">
            <text:p>15.291734</text:p>
          </table:table-cell>
          <table:table-cell office:value-type="float" office:value="6.5536">
            <text:p>6.55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.1072">
            <text:p>13.1072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.1072">
            <text:p>13.1072</text:p>
          </table:table-cell>
          <table:table-cell office:value-type="float" office:value="6.5536">
            <text:p>6.55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.1072">
            <text:p>13.1072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  <table:table-row table:style-name="ro3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DD" table:style-name="ta1">
        <table:shapes>
          <draw:frame draw:z-index="0" draw:style-name="gr1" svg:width="12.424cm" svg:height="8.382cm" svg:x="13.275cm" svg:y="1.105cm">
            <draw:object draw:notify-on-update-of-ranges="SSD.A3:SSD.A7 SSD.C2:SSD.C2 HDD.C3:HDD.C7 SSD.D2:SSD.D2 HDD.D3:HDD.D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12.424cm" svg:height="8.382cm" svg:x="13.151cm" svg:y="10.297cm">
            <draw:object draw:notify-on-update-of-ranges="SSD.A3:SSD.A7 SSD.C2:SSD.C2 HDD.C11:HDD.C15 SSD.D2:SSD.D2 HDD.D11:HDD.D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2.424cm" svg:height="8.382cm" svg:x="13.225cm" svg:y="19.186cm">
            <draw:object draw:notify-on-update-of-ranges="SSD.A3:SSD.A7 SSD.C2:SSD.C2 HDD.C19:HDD.C23 SSD.D2:SSD.D2 HDD.D19:HDD.D2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  <table:table-cell table:style-name="ce1" office:value-type="string">
            <text:p>Most User Mentioned</text:p>
          </table:table-cell>
          <table:table-cell/>
        </table:table-row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<text:s/>objects</text:p>
          </table:table-cell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904861">
            <text:p>15904861</text:p>
          </table:table-cell>
          <table:table-cell office:value-type="float" office:value="45.8752">
            <text:p>45.8752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04861">
            <text:p>15904861</text:p>
          </table:table-cell>
          <table:table-cell office:value-type="float" office:value="37.137066">
            <text:p>37.137066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904861">
            <text:p>15904861</text:p>
          </table:table-cell>
          <table:table-cell office:value-type="float" office:value="39.3216">
            <text:p>39.3216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904861">
            <text:p>15904861</text:p>
          </table:table-cell>
          <table:table-cell office:value-type="float" office:value="37.137066">
            <text:p>37.137066</text:p>
          </table:table-cell>
          <table:table-cell office:value-type="float" office:value="13.1072">
            <text:p>13.10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904861">
            <text:p>15904861</text:p>
          </table:table-cell>
          <table:table-cell office:value-type="float" office:value="39.3216">
            <text:p>39.3216</text:p>
          </table:table-cell>
          <table:table-cell office:value-type="float" office:value="13.1072">
            <text:p>13.107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Most Hashed-Tags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</table:table-row>
        <table:table-row table:style-name="ro1">
          <table:table-cell table:number-columns-repeated="2"/>
          <table:table-cell office:value-type="float" office:value="54.613335">
            <text:p>54.613335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table:number-columns-repeated="2"/>
          <table:table-cell office:value-type="float" office:value="54.613335">
            <text:p>54.613335</text:p>
          </table:table-cell>
          <table:table-cell office:value-type="float" office:value="13.1072">
            <text:p>13.1072</text:p>
          </table:table-cell>
        </table:table-row>
        <table:table-row table:style-name="ro1">
          <table:table-cell table:number-columns-repeated="2"/>
          <table:table-cell office:value-type="float" office:value="56.797867">
            <text:p>56.797867</text:p>
          </table:table-cell>
          <table:table-cell office:value-type="float" office:value="13.1072">
            <text:p>13.1072</text:p>
          </table:table-cell>
        </table:table-row>
        <table:table-row table:style-name="ro1">
          <table:table-cell table:number-columns-repeated="2"/>
          <table:table-cell office:value-type="float" office:value="56.797867">
            <text:p>56.797867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table:number-columns-repeated="2"/>
          <table:table-cell office:value-type="float" office:value="54.613335">
            <text:p>54.613335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>
            <text:p>Most Shared URLs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</table:table-row>
        <table:table-row table:style-name="ro1">
          <table:table-cell table:number-columns-repeated="2"/>
          <table:table-cell office:value-type="float" office:value="21.845333">
            <text:p>21.845333</text:p>
          </table:table-cell>
          <table:table-cell office:value-type="float" office:value="13.1072">
            <text:p>13.1072</text:p>
          </table:table-cell>
        </table:table-row>
        <table:table-row table:style-name="ro1">
          <table:table-cell table:number-columns-repeated="2"/>
          <table:table-cell office:value-type="float" office:value="24.029867">
            <text:p>24.029867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table:number-columns-repeated="2"/>
          <table:table-cell office:value-type="float" office:value="24.029867">
            <text:p>24.029867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table:number-columns-repeated="2"/>
          <table:table-cell office:value-type="float" office:value="24.029867">
            <text:p>24.029867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table:number-columns-repeated="2"/>
          <table:table-cell office:value-type="float" office:value="26.2144">
            <text:p>26.2144</text:p>
          </table:table-cell>
          <table:table-cell office:value-type="float" office:value="15.291734">
            <text:p>15.291734</text:p>
          </table:table-cell>
        </table:table-row>
        <table:table-row table:style-name="ro1" table:number-rows-repeated="2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SDvsHDD" table:style-name="ta1">
        <table:shapes>
          <draw:frame draw:z-index="0" draw:style-name="gr1" svg:width="15.03cm" svg:height="9.953cm" svg:x="10.169cm" svg:y="0.426cm">
            <draw:object draw:notify-on-update-of-ranges="SSDvsHDD.A2:SSDvsHDD.A2 SSDvsHDD.A3:SSDvsHDD.A5 SSDvsHDD.B2:SSDvsHDD.B2 SSDvsHDD.B3:SSDvsHDD.B5 SSDvsHDD.C2:SSDvsHDD.C2 SSDvsHDD.C3:SSDvsHDD.C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15.03cm" svg:height="9.953cm" svg:x="10.416cm" svg:y="11.91cm">
            <draw:object draw:notify-on-update-of-ranges="SSDvsHDD.A3:SSDvsHDD.A5 SSDvsHDD.B2:SSDvsHDD.B2 SSDvsHDD.B9:SSDvsHDD.B11 SSDvsHDD.C2:SSDvsHDD.C2 SSDvsHDD.C9:SSDvsHDD.C1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0" table:default-cell-style-name="ce1"/>
        <table:table-column table:style-name="co12" table:number-columns-repeated="2" table:default-cell-style-name="Default"/>
        <table:table-row table:style-name="ro1">
          <table:table-cell office:value-type="string">
            <text:p>Map-Reduce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" office:value-type="string">
            <text:p>SSD</text:p>
          </table:table-cell>
          <table:table-cell table:style-name="ce1" office:value-type="string">
            <text:p>HDD</text:p>
          </table:table-cell>
        </table:table-row>
        <table:table-row table:style-name="ro1">
          <table:table-cell office:value-type="string">
            <text:p>Most User Mentioned</text:p>
          </table:table-cell>
          <table:table-cell table:formula="of:=MEDIAN([SSD.C3:.C7])" office:value-type="float" office:value="21.845333">
            <text:p>21.845333</text:p>
          </table:table-cell>
          <table:table-cell table:formula="of:=MEDIAN([HDD.C3:.C7])" office:value-type="float" office:value="39.3216">
            <text:p>39.3216</text:p>
          </table:table-cell>
        </table:table-row>
        <table:table-row table:style-name="ro1">
          <table:table-cell office:value-type="string">
            <text:p>Most Hashed-Tags</text:p>
          </table:table-cell>
          <table:table-cell table:formula="of:=MEDIAN([SSD.C11:.C15])" office:value-type="float" office:value="30.583467">
            <text:p>30.583467</text:p>
          </table:table-cell>
          <table:table-cell table:formula="of:=MEDIAN([HDD.C11:.C15])" office:value-type="float" office:value="54.613335">
            <text:p>54.613335</text:p>
          </table:table-cell>
        </table:table-row>
        <table:table-row table:style-name="ro4">
          <table:table-cell office:value-type="string">
            <text:p>Most Shared URLs</text:p>
          </table:table-cell>
          <table:table-cell table:formula="of:=MEDIAN([SSD.C19:.C23])" office:value-type="float" office:value="13.1072">
            <text:p>13.1072</text:p>
          </table:table-cell>
          <table:table-cell table:formula="of:=MEDIAN([HDD.C19:.C23])" office:value-type="float" office:value="24.029867">
            <text:p>24.029867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>
            <text:p>Aggregate Framework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" office:value-type="string">
            <text:p>SSD</text:p>
          </table:table-cell>
          <table:table-cell table:style-name="ce1" office:value-type="string">
            <text:p>HDD</text:p>
          </table:table-cell>
        </table:table-row>
        <table:table-row table:style-name="ro1">
          <table:table-cell office:value-type="string">
            <text:p>Most User Mentioned</text:p>
          </table:table-cell>
          <table:table-cell table:formula="of:=MEDIAN([SSD.D3:.D7])" office:value-type="float" office:value="8.738133">
            <text:p>8.738133</text:p>
          </table:table-cell>
          <table:table-cell table:formula="of:=MEDIAN([HDD.D3:.D7])" office:value-type="float" office:value="15.291734">
            <text:p>15.291734</text:p>
          </table:table-cell>
        </table:table-row>
        <table:table-row table:style-name="ro1">
          <table:table-cell office:value-type="string">
            <text:p>Most Hashed-Tags</text:p>
          </table:table-cell>
          <table:table-cell table:formula="of:=MEDIAN([SSD.D11:.D15])" office:value-type="float" office:value="8.738133">
            <text:p>8.738133</text:p>
          </table:table-cell>
          <table:table-cell table:formula="of:=MEDIAN([HDD.D11:.D15])" office:value-type="float" office:value="15.291734">
            <text:p>15.291734</text:p>
          </table:table-cell>
        </table:table-row>
        <table:table-row table:style-name="ro4">
          <table:table-cell office:value-type="string">
            <text:p>Most Shared URLs</text:p>
          </table:table-cell>
          <table:table-cell table:formula="of:=MEDIAN([SSD.D19:.D23])" office:value-type="float" office:value="6.5536">
            <text:p>6.5536</text:p>
          </table:table-cell>
          <table:table-cell table:formula="of:=MEDIAN([HDD.D19:.D23])" office:value-type="float" office:value="15.291734">
            <text:p>15.291734</text:p>
          </table:table-cell>
        </table:table-row>
        <table:table-row table:style-name="ro3">
          <table:table-cell table:style-name="Default"/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2T10:08:39</meta:creation-date>
    <dc:date>2012-11-04T13:20:49</dc:date>
    <meta:editing-duration>P2DT2H56M57S</meta:editing-duration>
    <meta:editing-cycles>3</meta:editing-cycles>
    <meta:generator>LibreOffice/3.5$Linux_X86_64 LibreOffice_project/350m1$Build-2</meta:generator>
    <meta:document-statistic meta:table-count="3" meta:cell-count="12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25cm" svg:height="8.383cm" xlink:href=".." xlink:type="simple" chart:class="chart:bar" chart:style-name="ch1">
        <chart:title svg:x="2.438cm" svg:y="0.303cm" chart:style-name="ch2">
          <text:p>Most User Mentioned Aggregate Test</text:p>
        </chart:title>
        <chart:legend svg:x="7.401cm" svg:y="1.376cm" style:legend-expansion="custom" chartooo:width="4.245cm" chartooo:height="0.936cm" style:legend-expansion-aspect-ratio="4.53525641025641" chart:style-name="ch3"/>
        <chart:plot-area chart:style-name="ch4" table:cell-range-address="SSD.A2:SSD.A7 SSD.C2:SSD.D7" chart:data-source-has-labels="both" svg:x="1.258cm" svg:y="1.581cm" svg:width="10.001cm" svg:height="5.899cm">
          <chartooo:coordinate-region svg:x="1.879cm" svg:y="1.78cm" svg:width="9.38cm" svg:height="5.053cm"/>
          <chart:axis chart:dimension="x" chart:name="primary-x" chart:style-name="ch5" chartooo:axis-type="auto">
            <chartooo:date-scale/>
            <chart:title svg:x="6.292cm" svg:y="7.647cm" chart:style-name="ch6">
              <text:p>Run</text:p>
            </chart:title>
            <chart:categories table:cell-range-address="SSD.A3:SSD.A7"/>
          </chart:axis>
          <chart:axis chart:dimension="y" chart:name="primary-y" chart:style-name="ch7">
            <chart:title svg:x="0.45cm" svg:y="5.659cm" chart:style-name="ch8">
              <text:p>Time (minutes)</text:p>
            </chart:title>
          </chart:axis>
          <chart:series chart:style-name="ch9" chart:values-cell-range-address="SSD.C3:SSD.C7" chart:label-cell-address="SSD.C2:SSD.C2" chart:class="chart:bar">
            <chart:data-point chart:repeated="5"/>
          </chart:series>
          <chart:series chart:style-name="ch10" chart:values-cell-range-address="SSD.D3:SSD.D7" chart:label-cell-address="SSD.D2:SSD.D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SSD.C2:SSD.C2</svg:desc>
                </draw:g>
              </table:table-cell>
              <table:table-cell office:value-type="string">
                <text:p>Aggregate Framework</text:p>
                <draw:g>
                  <svg:desc>SSD.D2:SSD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SD.A3:SSD.A7</svg:desc>
                </draw:g>
              </table:table-cell>
              <table:table-cell office:value-type="float" office:value="28.398933">
                <text:p>28.398933</text:p>
                <draw:g>
                  <svg:desc>SSD.C3:SSD.C7</svg:desc>
                </draw:g>
              </table:table-cell>
              <table:table-cell office:value-type="float" office:value="6.5536">
                <text:p>6.5536</text:p>
                <draw:g>
                  <svg:desc>SSD.D3:SSD.D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1.845333">
                <text:p>21.845333</text:p>
              </table:table-cell>
              <table:table-cell office:value-type="float" office:value="6.5536">
                <text:p>6.553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.845333">
                <text:p>21.845333</text:p>
              </table:table-cell>
              <table:table-cell office:value-type="float" office:value="8.738133">
                <text:p>8.7381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.845333">
                <text:p>21.845333</text:p>
              </table:table-cell>
              <table:table-cell office:value-type="float" office:value="8.738133">
                <text:p>8.7381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4.029867">
                <text:p>24.029867</text:p>
              </table:table-cell>
              <table:table-cell office:value-type="float" office:value="8.738133">
                <text:p>8.738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25cm" svg:height="8.383cm" xlink:href=".." xlink:type="simple" chart:class="chart:bar" chart:column-mapping="0" chart:style-name="ch1">
        <chart:title svg:x="2.676cm" svg:y="0.303cm" chart:style-name="ch2">
          <text:p>Most Hashed-Tags Aggregate Test</text:p>
        </chart:title>
        <chart:legend svg:x="7.549cm" svg:y="1.351cm" style:legend-expansion="custom" chartooo:width="4.097cm" chartooo:height="0.961cm" style:legend-expansion-aspect-ratio="4.26326742976067" chart:style-name="ch3"/>
        <chart:plot-area chart:style-name="ch4" table:cell-range-address="SSD.A3:SSD.A7 SSD.C2:SSD.D2 SSD.C11:SSD.D15" chart:data-source-has-labels="both" svg:x="1.257cm" svg:y="1.581cm" svg:width="10.001cm" svg:height="5.899cm">
          <chartooo:coordinate-region svg:x="1.878cm" svg:y="1.78cm" svg:width="9.38cm" svg:height="5.053cm"/>
          <chart:axis chart:dimension="x" chart:name="primary-x" chart:style-name="ch5" chartooo:axis-type="auto">
            <chartooo:date-scale/>
            <chart:title svg:x="6.292cm" svg:y="7.647cm" chart:style-name="ch6">
              <text:p>Run</text:p>
            </chart:title>
            <chart:categories table:cell-range-address="SSD.A3:SSD.A7"/>
          </chart:axis>
          <chart:axis chart:dimension="y" chart:name="primary-y" chart:style-name="ch7">
            <chart:title svg:x="0.449cm" svg:y="5.659cm" chart:style-name="ch8">
              <text:p>Time (minutes)</text:p>
            </chart:title>
          </chart:axis>
          <chart:series chart:style-name="ch9" chart:values-cell-range-address="SSD.C11:SSD.C15" chart:label-cell-address="SSD.C2:SSD.C2" chart:class="chart:bar">
            <chart:data-point chart:repeated="5"/>
          </chart:series>
          <chart:series chart:style-name="ch10" chart:values-cell-range-address="SSD.D11:SSD.D15" chart:label-cell-address="SSD.D2:SSD.D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SSD.C2:SSD.C2</svg:desc>
                </draw:g>
              </table:table-cell>
              <table:table-cell office:value-type="string">
                <text:p>Aggregate Framework</text:p>
                <draw:g>
                  <svg:desc>SSD.D2:SSD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SD.A3:SSD.A7</svg:desc>
                </draw:g>
              </table:table-cell>
              <table:table-cell office:value-type="float" office:value="37.137066">
                <text:p>37.137066</text:p>
                <draw:g>
                  <svg:desc>SSD.C11:SSD.C15</svg:desc>
                </draw:g>
              </table:table-cell>
              <table:table-cell office:value-type="float" office:value="10.922667">
                <text:p>10.922667</text:p>
                <draw:g>
                  <svg:desc>SSD.D11:SSD.D1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0.583467">
                <text:p>30.583467</text:p>
              </table:table-cell>
              <table:table-cell office:value-type="float" office:value="10.922667">
                <text:p>10.922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.583467">
                <text:p>30.583467</text:p>
              </table:table-cell>
              <table:table-cell office:value-type="float" office:value="8.738133">
                <text:p>8.7381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.583467">
                <text:p>30.583467</text:p>
              </table:table-cell>
              <table:table-cell office:value-type="float" office:value="8.738133">
                <text:p>8.7381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0.583467">
                <text:p>30.583467</text:p>
              </table:table-cell>
              <table:table-cell office:value-type="float" office:value="8.738133">
                <text:p>8.7381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25cm" svg:height="8.383cm" xlink:href=".." xlink:type="simple" chart:class="chart:bar" chart:column-mapping="0" chart:style-name="ch1">
        <chart:title svg:x="2.821cm" svg:y="0.303cm" chart:style-name="ch2">
          <text:p>Most Shared Urls Aggregate Test</text:p>
        </chart:title>
        <chart:legend svg:x="7.549cm" svg:y="1.351cm" style:legend-expansion="custom" chartooo:width="4.097cm" chartooo:height="0.961cm" style:legend-expansion-aspect-ratio="4.26326742976067" chart:style-name="ch3"/>
        <chart:plot-area chart:style-name="ch4" table:cell-range-address="SSD.A3:SSD.A7 SSD.C2:SSD.D2 SSD.C19:SSD.D23" chart:data-source-has-labels="both" svg:x="1.257cm" svg:y="1.581cm" svg:width="10.001cm" svg:height="5.899cm">
          <chartooo:coordinate-region svg:x="1.878cm" svg:y="1.78cm" svg:width="9.38cm" svg:height="5.053cm"/>
          <chart:axis chart:dimension="x" chart:name="primary-x" chart:style-name="ch5" chartooo:axis-type="auto">
            <chartooo:date-scale/>
            <chart:title svg:x="6.292cm" svg:y="7.647cm" chart:style-name="ch6">
              <text:p>Run</text:p>
            </chart:title>
            <chart:categories table:cell-range-address="SSD.A3:SSD.A7"/>
          </chart:axis>
          <chart:axis chart:dimension="y" chart:name="primary-y" chart:style-name="ch7">
            <chart:title svg:x="0.449cm" svg:y="5.659cm" chart:style-name="ch8">
              <text:p>Time (minutes)</text:p>
            </chart:title>
          </chart:axis>
          <chart:series chart:style-name="ch9" chart:values-cell-range-address="SSD.C19:SSD.C23" chart:label-cell-address="SSD.C2:SSD.C2" chart:class="chart:bar">
            <chart:data-point chart:repeated="5"/>
          </chart:series>
          <chart:series chart:style-name="ch10" chart:values-cell-range-address="SSD.D19:SSD.D23" chart:label-cell-address="SSD.D2:SSD.D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SSD.C2:SSD.C2</svg:desc>
                </draw:g>
              </table:table-cell>
              <table:table-cell office:value-type="string">
                <text:p>Aggregate Framework</text:p>
                <draw:g>
                  <svg:desc>SSD.D2:SSD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SD.A3:SSD.A7</svg:desc>
                </draw:g>
              </table:table-cell>
              <table:table-cell office:value-type="float" office:value="13.1072">
                <text:p>13.1072</text:p>
                <draw:g>
                  <svg:desc>SSD.C19:SSD.C23</svg:desc>
                </draw:g>
              </table:table-cell>
              <table:table-cell office:value-type="float" office:value="6.5536">
                <text:p>6.5536</text:p>
                <draw:g>
                  <svg:desc>SSD.D19:SSD.D2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.291734">
                <text:p>15.291734</text:p>
              </table:table-cell>
              <table:table-cell office:value-type="float" office:value="6.5536">
                <text:p>6.553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.1072">
                <text:p>13.1072</text:p>
              </table:table-cell>
              <table:table-cell office:value-type="float" office:value="8.738133">
                <text:p>8.7381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.1072">
                <text:p>13.1072</text:p>
              </table:table-cell>
              <table:table-cell office:value-type="float" office:value="6.5536">
                <text:p>6.553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.1072">
                <text:p>13.1072</text:p>
              </table:table-cell>
              <table:table-cell office:value-type="float" office:value="8.738133">
                <text:p>8.7381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25cm" svg:height="8.383cm" xlink:href=".." xlink:type="simple" chart:class="chart:bar" chart:style-name="ch1">
        <chart:title svg:x="2.438cm" svg:y="0.303cm" chart:style-name="ch2">
          <text:p>Most User Mentioned Aggregate Test</text:p>
        </chart:title>
        <chart:legend svg:x="7.401cm" svg:y="1.376cm" style:legend-expansion="custom" chartooo:width="4.245cm" chartooo:height="0.936cm" style:legend-expansion-aspect-ratio="4.53525641025641" chart:style-name="ch3"/>
        <chart:plot-area chart:style-name="ch4" table:cell-range-address="SSD.A3:SSD.A7 SSD.C2:SSD.D2 HDD.C3:HDD.D7" chart:data-source-has-labels="both" svg:x="1.257cm" svg:y="1.581cm" svg:width="10.001cm" svg:height="5.899cm">
          <chartooo:coordinate-region svg:x="1.878cm" svg:y="1.78cm" svg:width="9.38cm" svg:height="5.053cm"/>
          <chart:axis chart:dimension="x" chart:name="primary-x" chart:style-name="ch5" chartooo:axis-type="auto">
            <chartooo:date-scale/>
            <chart:title svg:x="6.292cm" svg:y="7.647cm" chart:style-name="ch6">
              <text:p>Run</text:p>
            </chart:title>
            <chart:categories table:cell-range-address="SSD.A3:SSD.A7"/>
          </chart:axis>
          <chart:axis chart:dimension="y" chart:name="primary-y" chart:style-name="ch7">
            <chart:title svg:x="0.449cm" svg:y="5.659cm" chart:style-name="ch8">
              <text:p>Time (minutes)</text:p>
            </chart:title>
          </chart:axis>
          <chart:series chart:style-name="ch9" chart:values-cell-range-address="HDD.C3:HDD.C7" chart:label-cell-address="SSD.C2:SSD.C2" chart:class="chart:bar">
            <chart:data-point chart:repeated="5"/>
          </chart:series>
          <chart:series chart:style-name="ch10" chart:values-cell-range-address="HDD.D3:HDD.D7" chart:label-cell-address="SSD.D2:SSD.D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SSD.C2:SSD.C2</svg:desc>
                </draw:g>
              </table:table-cell>
              <table:table-cell office:value-type="string">
                <text:p>Aggregate Framework</text:p>
                <draw:g>
                  <svg:desc>SSD.D2:SSD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SD.A3:SSD.A7</svg:desc>
                </draw:g>
              </table:table-cell>
              <table:table-cell office:value-type="float" office:value="45.8752">
                <text:p>45.8752</text:p>
                <draw:g>
                  <svg:desc>HDD.C3:HDD.C7</svg:desc>
                </draw:g>
              </table:table-cell>
              <table:table-cell office:value-type="float" office:value="15.291734">
                <text:p>15.291734</text:p>
                <draw:g>
                  <svg:desc>HDD.D3:HDD.D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.137066">
                <text:p>37.137066</text:p>
              </table:table-cell>
              <table:table-cell office:value-type="float" office:value="15.291734">
                <text:p>15.29173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9.3216">
                <text:p>39.3216</text:p>
              </table:table-cell>
              <table:table-cell office:value-type="float" office:value="15.291734">
                <text:p>15.2917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7.137066">
                <text:p>37.137066</text:p>
              </table:table-cell>
              <table:table-cell office:value-type="float" office:value="13.1072">
                <text:p>13.107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9.3216">
                <text:p>39.3216</text:p>
              </table:table-cell>
              <table:table-cell office:value-type="float" office:value="13.1072">
                <text:p>13.10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25cm" svg:height="8.383cm" xlink:href=".." xlink:type="simple" chart:class="chart:bar" chart:style-name="ch1">
        <chart:title svg:x="2.676cm" svg:y="0.303cm" chart:style-name="ch2">
          <text:p>Most Hashed-Tags Aggregate Test</text:p>
        </chart:title>
        <chart:legend svg:x="7.5cm" svg:y="1.025cm" style:legend-expansion="custom" chartooo:width="4.245cm" chartooo:height="0.936cm" style:legend-expansion-aspect-ratio="4.53525641025641" chart:style-name="ch3"/>
        <chart:plot-area chart:style-name="ch4" table:cell-range-address="SSD.A3:SSD.A7 SSD.C2:SSD.D2 HDD.C11:HDD.D15" chart:data-source-has-labels="both" svg:x="1.257cm" svg:y="1.581cm" svg:width="10.001cm" svg:height="5.899cm">
          <chartooo:coordinate-region svg:x="1.878cm" svg:y="1.78cm" svg:width="9.38cm" svg:height="5.053cm"/>
          <chart:axis chart:dimension="x" chart:name="primary-x" chart:style-name="ch5" chartooo:axis-type="auto">
            <chartooo:date-scale/>
            <chart:title svg:x="6.292cm" svg:y="7.647cm" chart:style-name="ch6">
              <text:p>Run</text:p>
            </chart:title>
            <chart:categories table:cell-range-address="SSD.A3:SSD.A7"/>
          </chart:axis>
          <chart:axis chart:dimension="y" chart:name="primary-y" chart:style-name="ch7">
            <chart:title svg:x="0.449cm" svg:y="5.659cm" chart:style-name="ch8">
              <text:p>Time (minutes)</text:p>
            </chart:title>
          </chart:axis>
          <chart:series chart:style-name="ch9" chart:values-cell-range-address="HDD.C11:HDD.C15" chart:label-cell-address="SSD.C2:SSD.C2" chart:class="chart:bar">
            <chart:data-point chart:repeated="5"/>
          </chart:series>
          <chart:series chart:style-name="ch10" chart:values-cell-range-address="HDD.D11:HDD.D15" chart:label-cell-address="SSD.D2:SSD.D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SSD.C2:SSD.C2</svg:desc>
                </draw:g>
              </table:table-cell>
              <table:table-cell office:value-type="string">
                <text:p>Aggregate Framework</text:p>
                <draw:g>
                  <svg:desc>SSD.D2:SSD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SD.A3:SSD.A7</svg:desc>
                </draw:g>
              </table:table-cell>
              <table:table-cell office:value-type="float" office:value="54.613335">
                <text:p>54.613335</text:p>
                <draw:g>
                  <svg:desc>HDD.C11:HDD.C15</svg:desc>
                </draw:g>
              </table:table-cell>
              <table:table-cell office:value-type="float" office:value="15.291734">
                <text:p>15.291734</text:p>
                <draw:g>
                  <svg:desc>HDD.D11:HDD.D1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4.613335">
                <text:p>54.613335</text:p>
              </table:table-cell>
              <table:table-cell office:value-type="float" office:value="13.1072">
                <text:p>13.107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6.797867">
                <text:p>56.797867</text:p>
              </table:table-cell>
              <table:table-cell office:value-type="float" office:value="13.1072">
                <text:p>13.10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6.797867">
                <text:p>56.797867</text:p>
              </table:table-cell>
              <table:table-cell office:value-type="float" office:value="15.291734">
                <text:p>15.29173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4.613335">
                <text:p>54.613335</text:p>
              </table:table-cell>
              <table:table-cell office:value-type="float" office:value="15.291734">
                <text:p>15.2917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25cm" svg:height="8.383cm" xlink:href=".." xlink:type="simple" chart:class="chart:bar" chart:style-name="ch1">
        <chart:title svg:x="2.676cm" svg:y="0.303cm" chart:style-name="ch2">
          <text:p>Most Shared URLs Aggregate Test</text:p>
        </chart:title>
        <chart:legend svg:x="7.401cm" svg:y="1.376cm" style:legend-expansion="custom" chartooo:width="4.245cm" chartooo:height="0.936cm" style:legend-expansion-aspect-ratio="4.53525641025641" chart:style-name="ch3"/>
        <chart:plot-area chart:style-name="ch4" table:cell-range-address="SSD.A3:SSD.A7 SSD.C2:SSD.D2 HDD.C19:HDD.D23" chart:data-source-has-labels="both" svg:x="1.257cm" svg:y="1.581cm" svg:width="10.001cm" svg:height="5.899cm">
          <chartooo:coordinate-region svg:x="1.878cm" svg:y="1.78cm" svg:width="9.38cm" svg:height="5.053cm"/>
          <chart:axis chart:dimension="x" chart:name="primary-x" chart:style-name="ch5" chartooo:axis-type="auto">
            <chartooo:date-scale/>
            <chart:title svg:x="6.292cm" svg:y="7.647cm" chart:style-name="ch6">
              <text:p>Run</text:p>
            </chart:title>
            <chart:categories table:cell-range-address="SSD.A3:SSD.A7"/>
          </chart:axis>
          <chart:axis chart:dimension="y" chart:name="primary-y" chart:style-name="ch7">
            <chart:title svg:x="0.449cm" svg:y="5.659cm" chart:style-name="ch8">
              <text:p>Time (minutes)</text:p>
            </chart:title>
          </chart:axis>
          <chart:series chart:style-name="ch9" chart:values-cell-range-address="HDD.C19:HDD.C23" chart:label-cell-address="SSD.C2:SSD.C2" chart:class="chart:bar">
            <chart:data-point chart:repeated="5"/>
          </chart:series>
          <chart:series chart:style-name="ch10" chart:values-cell-range-address="HDD.D19:HDD.D23" chart:label-cell-address="SSD.D2:SSD.D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SSD.C2:SSD.C2</svg:desc>
                </draw:g>
              </table:table-cell>
              <table:table-cell office:value-type="string">
                <text:p>Aggregate Framework</text:p>
                <draw:g>
                  <svg:desc>SSD.D2:SSD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SD.A3:SSD.A7</svg:desc>
                </draw:g>
              </table:table-cell>
              <table:table-cell office:value-type="float" office:value="21.845333">
                <text:p>21.845333</text:p>
                <draw:g>
                  <svg:desc>HDD.C19:HDD.C23</svg:desc>
                </draw:g>
              </table:table-cell>
              <table:table-cell office:value-type="float" office:value="13.1072">
                <text:p>13.1072</text:p>
                <draw:g>
                  <svg:desc>HDD.D19:HDD.D2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4.029867">
                <text:p>24.029867</text:p>
              </table:table-cell>
              <table:table-cell office:value-type="float" office:value="15.291734">
                <text:p>15.29173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4.029867">
                <text:p>24.029867</text:p>
              </table:table-cell>
              <table:table-cell office:value-type="float" office:value="15.291734">
                <text:p>15.2917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.029867">
                <text:p>24.029867</text:p>
              </table:table-cell>
              <table:table-cell office:value-type="float" office:value="15.291734">
                <text:p>15.29173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2144">
                <text:p>26.2144</text:p>
              </table:table-cell>
              <table:table-cell office:value-type="float" office:value="15.291734">
                <text:p>15.2917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31cm" svg:height="9.954cm" xlink:href=".." xlink:type="simple" chart:class="chart:bar" chart:style-name="ch1">
        <chart:title svg:x="4.812cm" svg:y="0.335cm" chart:style-name="ch2">
          <text:p>SSD vs HDD Map-Reduce</text:p>
        </chart:title>
        <chart:legend svg:x="11.407cm" svg:y="2.853cm" style:legend-expansion="custom" chartooo:width="1.259cm" chartooo:height="1.096cm" style:legend-expansion-aspect-ratio="1.14872262773723" chart:style-name="ch3"/>
        <chart:plot-area chart:style-name="ch4" table:cell-range-address="SSDvsHDD.A2:SSDvsHDD.C5" chart:data-source-has-labels="both" svg:x="1.31cm" svg:y="1.711cm" svg:width="11.651cm" svg:height="7.063cm">
          <chartooo:coordinate-region svg:x="1.931cm" svg:y="1.91cm" svg:width="11.03cm" svg:height="6.217cm"/>
          <chart:axis chart:dimension="x" chart:name="primary-x" chart:style-name="ch5" chartooo:axis-type="auto">
            <chartooo:date-scale/>
            <chart:title svg:x="5.927cm" svg:y="8.973cm" chart:style-name="ch6">
              <text:p>Aggregate Type</text:p>
            </chart:title>
            <chart:categories table:cell-range-address="SSDvsHDD.A3:SSDvsHDD.A5"/>
          </chart:axis>
          <chart:axis chart:dimension="y" chart:name="primary-y" chart:style-name="ch7">
            <chart:title svg:x="0.45cm" svg:y="6.371cm" chart:style-name="ch8">
              <text:p>Time (minutes)</text:p>
            </chart:title>
          </chart:axis>
          <chart:series chart:style-name="ch9" chart:values-cell-range-address="SSDvsHDD.B3:SSDvsHDD.B5" chart:label-cell-address="SSDvsHDD.B2:SSDvsHDD.B2" chart:class="chart:bar">
            <chart:data-point chart:repeated="3"/>
          </chart:series>
          <chart:series chart:style-name="ch10" chart:values-cell-range-address="SSDvsHDD.C3:SSDvsHDD.C5" chart:label-cell-address="SSDvsHDD.C2:SSDvsHDD.C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D</text:p>
                <draw:g>
                  <svg:desc>SSDvsHDD.B2:SSDvsHDD.B2</svg:desc>
                </draw:g>
              </table:table-cell>
              <table:table-cell office:value-type="string">
                <text:p>HDD</text:p>
                <draw:g>
                  <svg:desc>SSDvsHDD.C2:SSDvsHDD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st User Mentioned</text:p>
                <draw:g>
                  <svg:desc>SSDvsHDD.A3:SSDvsHDD.A5</svg:desc>
                </draw:g>
              </table:table-cell>
              <table:table-cell office:value-type="float" office:value="21.845333">
                <text:p>21.845333</text:p>
                <draw:g>
                  <svg:desc>SSDvsHDD.B3:SSDvsHDD.B5</svg:desc>
                </draw:g>
              </table:table-cell>
              <table:table-cell office:value-type="float" office:value="39.3216">
                <text:p>39.3216</text:p>
                <draw:g>
                  <svg:desc>SSDvsHDD.C3:SSDvsHDD.C5</svg:desc>
                </draw:g>
              </table:table-cell>
            </table:table-row>
            <table:table-row>
              <table:table-cell office:value-type="string">
                <text:p>Most Hashed-Tags</text:p>
              </table:table-cell>
              <table:table-cell office:value-type="float" office:value="30.583467">
                <text:p>30.583467</text:p>
              </table:table-cell>
              <table:table-cell office:value-type="float" office:value="54.613335">
                <text:p>54.613335</text:p>
              </table:table-cell>
            </table:table-row>
            <table:table-row>
              <table:table-cell office:value-type="string">
                <text:p>Most Shared URLs</text:p>
              </table:table-cell>
              <table:table-cell office:value-type="float" office:value="13.1072">
                <text:p>13.1072</text:p>
              </table:table-cell>
              <table:table-cell office:value-type="float" office:value="24.029867">
                <text:p>24.0298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31cm" svg:height="9.954cm" xlink:href=".." xlink:type="simple" chart:class="chart:bar" chart:column-mapping="0" chart:style-name="ch1">
        <chart:title svg:x="3.886cm" svg:y="0.335cm" chart:style-name="ch2">
          <text:p>SSD vs HDD Aggregate Framework</text:p>
        </chart:title>
        <chart:legend svg:x="11.482cm" svg:y="1.378cm" style:legend-expansion="custom" chartooo:width="1.259cm" chartooo:height="1.096cm" style:legend-expansion-aspect-ratio="1.14872262773723" chart:style-name="ch3"/>
        <chart:plot-area chart:style-name="ch4" table:cell-range-address="SSDvsHDD.A3:SSDvsHDD.A5 SSDvsHDD.B2:SSDvsHDD.C2 SSDvsHDD.B9:SSDvsHDD.C11" chart:data-source-has-labels="both" svg:x="1.31cm" svg:y="1.711cm" svg:width="11.651cm" svg:height="7.063cm">
          <chartooo:coordinate-region svg:x="1.931cm" svg:y="1.91cm" svg:width="11.03cm" svg:height="6.217cm"/>
          <chart:axis chart:dimension="x" chart:name="primary-x" chart:style-name="ch5" chartooo:axis-type="auto">
            <chartooo:date-scale/>
            <chart:title svg:x="5.927cm" svg:y="8.973cm" chart:style-name="ch6">
              <text:p>Aggregate Type</text:p>
            </chart:title>
            <chart:categories table:cell-range-address="SSDvsHDD.A3:SSDvsHDD.A5"/>
          </chart:axis>
          <chart:axis chart:dimension="y" chart:name="primary-y" chart:style-name="ch7">
            <chart:title svg:x="0.45cm" svg:y="6.371cm" chart:style-name="ch8">
              <text:p>Time (minutes)</text:p>
            </chart:title>
          </chart:axis>
          <chart:series chart:style-name="ch9" chart:values-cell-range-address="SSDvsHDD.B9:SSDvsHDD.B11" chart:label-cell-address="SSDvsHDD.B2:SSDvsHDD.B2" chart:class="chart:bar">
            <chart:data-point chart:repeated="3"/>
          </chart:series>
          <chart:series chart:style-name="ch10" chart:values-cell-range-address="SSDvsHDD.C9:SSDvsHDD.C11" chart:label-cell-address="SSDvsHDD.C2:SSDvsHDD.C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D</text:p>
                <draw:g>
                  <svg:desc>SSDvsHDD.B2:SSDvsHDD.B2</svg:desc>
                </draw:g>
              </table:table-cell>
              <table:table-cell office:value-type="string">
                <text:p>HDD</text:p>
                <draw:g>
                  <svg:desc>SSDvsHDD.C2:SSDvsHDD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st User Mentioned</text:p>
                <draw:g>
                  <svg:desc>SSDvsHDD.A3:SSDvsHDD.A5</svg:desc>
                </draw:g>
              </table:table-cell>
              <table:table-cell office:value-type="float" office:value="8.738133">
                <text:p>8.738133</text:p>
                <draw:g>
                  <svg:desc>SSDvsHDD.B9:SSDvsHDD.B11</svg:desc>
                </draw:g>
              </table:table-cell>
              <table:table-cell office:value-type="float" office:value="15.291734">
                <text:p>15.291734</text:p>
                <draw:g>
                  <svg:desc>SSDvsHDD.C9:SSDvsHDD.C11</svg:desc>
                </draw:g>
              </table:table-cell>
            </table:table-row>
            <table:table-row>
              <table:table-cell office:value-type="string">
                <text:p>Most Hashed-Tags</text:p>
              </table:table-cell>
              <table:table-cell office:value-type="float" office:value="8.738133">
                <text:p>8.738133</text:p>
              </table:table-cell>
              <table:table-cell office:value-type="float" office:value="15.291734">
                <text:p>15.291734</text:p>
              </table:table-cell>
            </table:table-row>
            <table:table-row>
              <table:table-cell office:value-type="string">
                <text:p>Most Shared URLs</text:p>
              </table:table-cell>
              <table:table-cell office:value-type="float" office:value="6.5536">
                <text:p>6.5536</text:p>
              </table:table-cell>
              <table:table-cell office:value-type="float" office:value="15.291734">
                <text:p>15.2917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